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Arial" fo:font-size="8pt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Arial Unicode MS1" fo:font-size="8.5pt" fo:font-style="normal" fo:text-shadow="none" style:text-underline-style="none" fo:font-weight="normal" style:font-name-asian="Arial Unicode MS1" style:font-size-asian="8.5pt" style:font-style-asian="normal" style:font-weight-asian="normal" style:font-name-complex="Arial Unicode MS1" style:font-size-complex="8.5pt" style:font-style-complex="normal" style:font-weight-complex="normal" style:text-emphasize="none" style:text-overline-style="none" style:text-overline-color="font-color"/>
    </style:style>
    <style:style style:name="P5" style:family="paragraph" style:parent-style-name="Heading_20_1">
      <style:text-properties fo:font-size="10pt" fo:language="en" fo:country="none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mmonalities or links between the Bible stories and the Vedic stories.</text:p>
      <text:p text:style-name="Standard"/>
      <text:p text:style-name="Horizontal_20_Line"/>
      <text:p text:style-name="P1"/>
      <text:p text:style-name="Standard">“Aum” or “Om” <text:s/>= The Greek letter: Omicron, (i.e. the circle).</text:p>
      <text:p text:style-name="Standard">Note that Exodus 3:14 (pi) says:</text:p>
      <text:p text:style-name="Standard">“And God said unto Moses, I AM THAT I AM: and<text:line-break/>he said, Thus shalt thou say unto the children of Israel, I<text:line-break/>AM hath sent me unto you.”</text:p>
      <text:p text:style-name="Standard"/>
      <text:p text:style-name="Standard">Peter Bluer PDF on pi and e in the bible:</text:p>
      <text:p text:style-name="Standard"><text:a xlink:type="simple" xlink:href="http://www.biblemaths.com/piepamp.pdf">http://www.biblemaths.com/piepamp.pdf</text:a></text:p>
      <text:p text:style-name="Standard"/>
      <text:p text:style-name="Horizontal_20_Line"/>
      <text:p text:style-name="P1"/>
      <text:h text:style-name="P5" text:outline-level="1"><text:bookmark text:name="firstHeading"/>Beheading of St. John the Baptist</text:h>
      <text:p text:style-name="P2">Herod = Shiva, in the form of Bhairava. </text:p>
      <text:p text:style-name="P3">St. John = Brahma</text:p>
      <text:p text:style-name="P4"/>
      <text:p text:style-name="P4">[Kala Bhairava] Cutting off Brahma's fifth head made him guilty of the crime of killing a Brahmin(Brahmahatyapap), and as a result, he had to carry around the decapitated skull for twelve years and roam as Bhikshatana, a mendicant, until he had been absolved of the sin.</text:p>
      <text:p text:style-name="Standard"/>
      <text:p text:style-name="Horizontal_20_Line"/>
      <text:p text:style-name="P1"/>
      <text:p text:style-name="Standard">John 2:20 states that it had taken 46 years to build the Temple.</text:p>
      <text:p text:style-name="Standard"/>
      <text:p text:style-name="Horizontal_20_Line"/>
      <text:p text:style-name="P1"/>
      <text:p text:style-name="Standard">Krishna = Christ</text:p>
      <text:p text:style-name="Standard"><text:a xlink:type="simple" xlink:href="http://www.newadvent.org/cathen/08377a.htm">http://www.newadvent.org/cathen/08377a.htm</text:a></text:p>
      <text:p text:style-name="Standard"/>
      <text:p text:style-name="Standard"/>
      <text:p text:style-name="Standard">pg. 15 of Ramesh Menon's Bhagavata Gita:</text:p>
      <text:p text:style-name="Standard">“Romaharshana replies, 'Thirty years passed after Krishna left the earth and the demonic kali yuga entered our world. <text:s/>It was the ninth day of the bright half of the month of Bhadrapada, when Suka began reciting the Bhavatam to Parikshit.”</text:p>
      <text:p text:style-name="Standard"/>
      <text:p text:style-name="Standard">pg. 41 of Ramesh Menon's Bhagavata Gita:</text:p>
      <text:p text:style-name="Standard">“Thirty-three years after the Mahabharata yuddha (Mahabharata war), Krisha leaves the world. <text:s/>Soon the Pandavas, Yudhishtira and his brothers, and their queen Draupadi also ascend into heaven.”</text:p>
      <text:p text:style-name="Standard"/>
      <text:p text:style-name="Standard">Note: Jesus Christ ministered for 33 years also.</text:p>
      <text:p text:style-name="Standard"/>
      <text:p text:style-name="Horizontal_20_Line"/>
      <text:p text:style-name="P1"/>
      <text:p text:style-name="Standard">“Kali” means beautiful in greek.</text:p>
      <text:p text:style-name="Standard"><text:soft-page-break/>“Kali” means black in sanskrit.</text:p>
      <text:p text:style-name="Standard">“Kali” means rosebud in greek.</text:p>
      <text:p text:style-name="Standard">Kali's name is derived from the feminine Sanskrit word kala, meaning "time." A secondary meaning for kali is "black". <text:line-break/>Mythology: Kali, wife of Shiva, is a Hindu goddess of destruction. She is usually depicted with black skin and four arms, holding a severed head and brandishing a sword.</text:p>
      <text:p text:style-name="Standard"/>
      <text:p text:style-name="Horizontal_20_Line"/>
      <text:p text:style-name="P1"/>
      <text:p text:style-name="Standard"/>
      <text:p text:style-name="Standard">“Shiva” means seven in Hebrew.</text:p>
      <text:p text:style-name="Standard"/>
      <text:p text:style-name="Standard">Shiva has 5 heads, one in each of the cardinal directions and the 5th head in the North-east. <text:s/></text:p>
      <text:p text:style-name="Standard">The north-east the same as the cornerstone in Freemasonry, and also in the beginning of TTTA.</text:p>
      <text:p text:style-name="Standard"/>
      <text:p text:style-name="Horizontal_20_Line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Arial Unicode MS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5-02T18:17:58</meta:creation-date>
    <dc:date>2013-05-07T21:35:15</dc:date>
    <meta:editing-duration>PT33M39S</meta:editing-duration>
    <meta:editing-cycles>8</meta:editing-cycles>
    <meta:generator>LibreOffice/3.3$Unix LibreOffice_project/330m18$Build-4</meta:generator>
    <meta:document-statistic meta:table-count="0" meta:image-count="0" meta:object-count="0" meta:page-count="2" meta:paragraph-count="25" meta:word-count="349" meta:character-count="2016"/>
  </office:meta>
</office:document-meta>
</file>